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2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5" calcext:value-type="float">
            <text:p>93.3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59656" calcext:value-type="float">
            <text:p>93.25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13936" calcext:value-type="float">
            <text:p>93.2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21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8656" calcext:value-type="float">
            <text:p>92.87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20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53104" calcext:value-type="float">
            <text:p>92.65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81832" calcext:value-type="float">
            <text:p>92.38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64256" calcext:value-type="float">
            <text:p>91.96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3608" calcext:value-type="float">
            <text:p>92.1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6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06344" calcext:value-type="float">
            <text:p>91.9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24" calcext:value-type="float">
            <text:p>91.5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9856" calcext:value-type="float">
            <text:p>91.04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5536" calcext:value-type="float">
            <text:p>90.77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83056" calcext:value-type="float">
            <text:p>89.9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1308" calcext:value-type="float">
            <text:p>89.41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1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1808" calcext:value-type="float">
            <text:p>89.14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9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67488" calcext:value-type="float">
            <text:p>88.86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8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67616" calcext:value-type="float">
            <text:p>88.36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9868" calcext:value-type="float">
            <text:p>88.49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05616" calcext:value-type="float">
            <text:p>87.60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5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84336" calcext:value-type="float">
            <text:p>87.8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68912" calcext:value-type="float">
            <text:p>88.06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92256" calcext:value-type="float">
            <text:p>87.39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41736" calcext:value-type="float">
            <text:p>87.04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1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02824" calcext:value-type="float">
            <text:p>86.602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200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7552" calcext:value-type="float">
            <text:p>86.0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9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6488" calcext:value-type="float">
            <text:p>85.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67344" calcext:value-type="float">
            <text:p>84.66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7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289392" calcext:value-type="float">
            <text:p>84.28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6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323176" calcext:value-type="float">
            <text:p>83.323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48528" calcext:value-type="float">
            <text:p>81.9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4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58556" calcext:value-type="float">
            <text:p>82.5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5384" calcext:value-type="float">
            <text:p>80.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90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9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03576" calcext:value-type="float">
            <text:p>78.9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024" calcext:value-type="float">
            <text:p>78.1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7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3296" calcext:value-type="float">
            <text:p>80.8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7472" calcext:value-type="float">
            <text:p>79.6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5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6948" calcext:value-type="float">
            <text:p>83.46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1984" calcext:value-type="float">
            <text:p>74.9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80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7664" calcext:value-type="float">
            <text:p>71.98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7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9404</text:p>
          </table:table-cell>
          <table:table-cell office:value-type="string" calcext:value-type="string">
            <text:p>197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